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ffcc99" draw:textarea-vertical-align="middle"/>
    </style:style>
    <style:style style:name="gr2" style:family="graphic" style:parent-style-name="objectwithoutfill">
      <style:graphic-properties draw:marker-end="Arrow" draw:marker-end-width="0.3cm" draw:fill="none" draw:fill-color="#ffcc99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0.38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0.2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0.40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93cm"/>
    </style:style>
    <style:style style:name="P1" style:family="paragraph">
      <style:paragraph-properties fo:text-align="center"/>
      <style:text-properties style:font-name="Liberation Sans Narrow" fo:font-size="14pt" style:font-size-asian="18pt" style:font-size-complex="18pt"/>
    </style:style>
    <style:style style:name="P2" style:family="paragraph">
      <style:paragraph-properties fo:text-align="center"/>
      <style:text-properties style:font-name="Liberation Sans Narrow" fo:font-size="18pt" style:font-size-asian="18pt" style:font-size-complex="18pt"/>
    </style:style>
    <style:style style:name="P3" style:family="paragraph">
      <style:text-properties style:font-name="Liberation Sans Narrow" fo:font-size="26pt" style:font-size-asian="18pt" style:font-size-complex="18pt"/>
    </style:style>
    <style:style style:name="P4" style:family="paragraph">
      <style:text-properties style:font-name="Liberation Sans Narrow" fo:font-size="18pt" style:font-size-asian="18pt" style:font-size-complex="18pt"/>
    </style:style>
    <style:style style:name="P5" style:family="paragraph">
      <style:text-properties fo:color="#2300dc" style:font-name="Liberation Sans Narrow" fo:font-size="24pt" style:font-size-asian="18pt" style:font-size-complex="18pt"/>
    </style:style>
    <style:style style:name="P6" style:family="paragraph">
      <style:text-properties fo:color="#0000ff" style:font-name="Liberation Sans Narrow" fo:font-size="24pt" style:font-size-asian="18pt" style:font-size-complex="18pt"/>
    </style:style>
    <style:style style:name="P7" style:family="paragraph">
      <style:text-properties fo:color="#ff420e" style:font-name="Liberation Sans Narrow" fo:font-size="24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style:font-name="Liberation Sans Narrow" fo:font-size="26pt" style:font-size-asian="18pt" style:font-size-complex="18pt"/>
    </style:style>
    <style:style style:name="T2" style:family="text">
      <style:text-properties fo:color="#2300dc" style:font-name="Liberation Sans Narrow" fo:font-size="24pt" style:font-size-asian="18pt" style:font-size-complex="18pt"/>
    </style:style>
    <style:style style:name="T3" style:family="text">
      <style:text-properties fo:color="#0000ff" style:font-name="Liberation Sans Narrow" fo:font-size="24pt" style:font-size-asian="18pt" style:font-size-complex="18pt"/>
    </style:style>
    <style:style style:name="T4" style:family="text">
      <style:text-properties fo:color="#ff420e" style:font-name="Liberation Sans Narrow" fo:font-size="24pt" style:font-size-asian="18pt" style:font-size-complex="18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6cm" svg:height="1.4cm" svg:x="8.3cm" svg:y="6.4cm" draw:corner-radius="0.5cm">
          <text:p/>
        </draw:rect>
        <draw:rect draw:style-name="gr1" draw:text-style-name="P2" draw:layer="layout" svg:width="1.6cm" svg:height="1.6cm" svg:x="6.5cm" svg:y="8.8cm">
          <text:p/>
        </draw:rect>
        <draw:line draw:style-name="gr2" draw:text-style-name="P2" draw:layer="layout" svg:x1="8.4cm" svg:y1="7.8cm" svg:x2="7.4cm" svg:y2="8.8cm">
          <text:p/>
        </draw:line>
        <draw:line draw:style-name="gr2" draw:text-style-name="P2" draw:layer="layout" svg:x1="9.9cm" svg:y1="7.9cm" svg:x2="11cm" svg:y2="9.2cm">
          <text:p/>
        </draw:line>
        <draw:frame draw:style-name="gr3" draw:text-style-name="P3" draw:layer="layout" svg:width="0.807cm" svg:height="1.31cm" svg:x="8.7cm" svg:y="6.4cm">
          <draw:text-box>
            <text:p><text:span text:style-name="T1">+</text:span></text:p>
          </draw:text-box>
        </draw:frame>
        <draw:frame draw:style-name="gr4" draw:text-style-name="P4" draw:layer="layout" svg:width="0.502cm" svg:height="1.195cm" svg:x="6.8cm" svg:y="9.2cm">
          <draw:text-box>
            <text:p/>
          </draw:text-box>
        </draw:frame>
        <draw:frame draw:style-name="gr5" draw:text-style-name="P5" draw:layer="layout" svg:width="0.887cm" svg:height="1.229cm" svg:x="6.9cm" svg:y="9.1cm">
          <draw:text-box>
            <text:p><text:span text:style-name="T2">2</text:span></text:p>
          </draw:text-box>
        </draw:frame>
        <draw:frame draw:style-name="gr6" draw:layer="layout" svg:width="0.68cm" svg:height="0.962cm" svg:x="5.1cm" svg:y="5.8cm">
          <draw:text-box>
            <text:p>.</text:p>
          </draw:text-box>
        </draw:frame>
        <draw:frame draw:style-name="gr7" draw:layer="layout" svg:width="0.68cm" svg:height="0.962cm" svg:x="14.8cm" svg:y="13.7cm">
          <draw:text-box>
            <text:p>.</text:p>
          </draw:text-box>
        </draw:frame>
        <draw:rect draw:style-name="gr1" draw:text-style-name="P2" draw:layer="layout" svg:width="1.316cm" svg:height="1.4cm" svg:x="9.359cm" svg:y="11.834cm">
          <text:p/>
        </draw:rect>
        <draw:frame draw:style-name="gr8" draw:text-style-name="P6" draw:layer="layout" svg:width="0.887cm" svg:height="1.229cm" svg:x="9.635cm" svg:y="12.034cm">
          <draw:text-box>
            <text:p><text:span text:style-name="T3">3</text:span></text:p>
          </draw:text-box>
        </draw:frame>
        <draw:frame draw:style-name="gr9" draw:text-style-name="P7" draw:layer="layout" svg:width="0.902cm" svg:height="1.229cm" svg:x="12.925cm" svg:y="12.034cm">
          <draw:text-box>
            <text:p><text:span text:style-name="T4">x</text:span></text:p>
          </draw:text-box>
        </draw:frame>
        <draw:line draw:style-name="gr2" draw:text-style-name="P2" draw:layer="layout" svg:x1="10.859cm" svg:y1="10.638cm" svg:x2="9.829cm" svg:y2="11.734cm">
          <text:p/>
        </draw:line>
        <draw:line draw:style-name="gr2" draw:text-style-name="P2" draw:layer="layout" svg:x1="12.402cm" svg:y1="10.749cm" svg:x2="13.119cm" svg:y2="11.734cm">
          <text:p/>
        </draw:line>
        <draw:rect draw:style-name="gr10" draw:text-style-name="P8" draw:layer="layout" svg:width="1.41cm" svg:height="1.5cm" svg:x="10.863cm" svg:y="9.234cm" draw:corner-radius="0.5cm">
          <text:p/>
        </draw:rect>
        <draw:frame draw:style-name="gr11" draw:layer="layout" svg:width="0.704cm" svg:height="1.195cm" svg:x="11.239cm" svg:y="9.734cm">
          <draw:text-box>
            <text:p/>
          </draw:text-box>
        </draw:frame>
        <draw:frame draw:style-name="gr12" draw:text-style-name="P9" draw:layer="layout" svg:width="0.872cm" svg:height="1.28cm" svg:x="11.239cm" svg:y="9.534cm">
          <draw:text-box>
            <text:p><text:span text:style-name="T5">*</text:span></text:p>
          </draw:text-box>
        </draw:frame>
        <draw:rect draw:style-name="gr10" draw:text-style-name="P8" draw:layer="layout" svg:width="1.378cm" svg:height="1.378cm" svg:x="12.678cm" svg:y="11.96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usi Mody</meta:initial-creator>
    <meta:creation-date>2014-07-07T21:45:15.674258814</meta:creation-date>
    <dc:date>2014-07-08T10:06:08.791953861</dc:date>
    <dc:creator>Rusi Mody</dc:creator>
    <meta:editing-duration>PT7M4S</meta:editing-duration>
    <meta:editing-cycles>9</meta:editing-cycles>
    <meta:generator>LibreOffice/4.1.2.3$Linux_X86_64 LibreOffice_project/410m0$Build-3</meta:generator>
    <meta:document-statistic meta:object-count="18"/>
  </office:meta>
</office:document-meta>
</file>